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029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/>Отчет по домашнему заданию №<text:span text:style-name="T1">9</text:span> курса Highload Architect</text:p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13:18:54.806210568</meta:creation-date>
    <dc:date>2023-09-28T13:41:59.334395509</dc:date>
    <meta:editing-duration>PT23M4S</meta:editing-duration>
    <meta:editing-cycles>1</meta:editing-cycles>
    <meta:document-statistic meta:table-count="0" meta:image-count="0" meta:object-count="0" meta:page-count="1" meta:paragraph-count="1" meta:word-count="8" meta:character-count="55" meta:non-whitespace-character-count="47"/>
    <meta:generator>LibreOffice/7.3.7.2$Linux_X86_64 LibreOffice_project/30$Build-2</meta:generator>
  </office:meta>
</office:document-meta>
</file>